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0.1543in"/>
    </style:style>
    <style:style style:name="co3" style:family="table-column">
      <style:table-column-properties fo:break-before="auto" style:column-width="12.731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236in"/>
    </style:style>
    <style:style style:name="co6" style:family="table-column">
      <style:table-column-properties fo:break-before="auto" style:column-width="0.5839in"/>
    </style:style>
    <style:style style:name="co7" style:family="table-column">
      <style:table-column-properties fo:break-before="auto" style:column-width="0.1866in"/>
    </style:style>
    <style:style style:name="co8" style:family="table-column">
      <style:table-column-properties fo:break-before="auto" style:column-width="0.5626in"/>
    </style:style>
    <style:style style:name="co9" style:family="table-column">
      <style:table-column-properties fo:break-before="auto" style:column-width="0.2425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1984in"/>
    </style:style>
    <style:style style:name="co12" style:family="table-column">
      <style:table-column-properties fo:break-before="auto" style:column-width="0.4189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ragen">
      <style:table-properties table:display="true" style:writing-mode="lr-tb"/>
    </style:style>
    <style:style style:name="ta2" style:family="table" style:master-page-name="PageStyle_5f_Losun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235a81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235a81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color="#444444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/>
    </style:style>
    <style:style style:name="T2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770088"/>
    </style:style>
    <style:style style:name="T3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444444"/>
    </style:style>
    <style:style style:name="T4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0055aa"/>
    </style:style>
    <style:style style:name="T5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ff00ff"/>
    </style:style>
    <style:style style:name="T6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aa1111"/>
    </style:style>
    <style:style style:name="T7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235a81"/>
    </style:style>
    <style:style style:name="T8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color="#444444" fo:font-weight="normal" style:font-name="Courier New" style:text-outline="false" fo:font-style="normal" style:text-line-through-type="none" style:text-underline-style="none" style:text-underline-color="font-color" fo:font-size="10pt"/>
    </style:style>
    <style:style style:name="T9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770088"/>
    </style:style>
    <style:style style:name="T10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444444"/>
    </style:style>
    <style:style style:name="T11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0055aa"/>
    </style:style>
    <style:style style:name="T12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235a81"/>
    </style:style>
    <style:style style:name="T13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aa1111"/>
    </style:style>
    <style:style style:name="T14" style:family="text">
      <style:text-properties fo:text-shadow="none" style:font-style-asian="normal" style:font-weight-asian="normal" style:font-size-complex="10pt" style:font-size-asian="10pt" style:font-name-complex="Courier New" style:font-style-complex="normal" style:font-weight-complex="normal" style:text-position="0% 100%" fo:font-weight="normal" style:font-name="Courier New" style:text-outline="false" fo:font-style="normal" style:text-line-through-type="none" style:text-underline-style="none" style:text-underline-color="font-color" fo:font-size="10pt" fo:color="#116644"/>
    </style:style>
    <style:style style:name="T15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color="#444444" fo:font-weight="normal" style:font-name="Courier New" style:text-underline-style="none" style:text-underline-color="font-color" fo:font-size="10pt" fo:text-shadow="none" style:font-name-complex="Courier New" style:font-size-asian="10pt"/>
    </style:style>
    <style:style style:name="T16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770088"/>
    </style:style>
    <style:style style:name="T17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444444"/>
    </style:style>
    <style:style style:name="T18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0055aa"/>
    </style:style>
    <style:style style:name="T19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aa1111"/>
    </style:style>
    <style:style style:name="T20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235a81"/>
    </style:style>
    <style:style style:name="T21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999977"/>
    </style:style>
    <style:style style:name="T22" style:family="text">
      <style:text-properties style:font-size-complex="10pt" style:text-line-through-type="none" fo:font-style="normal" style:text-outline="false" style:font-style-asian="normal" style:font-weight-asian="normal" style:font-style-complex="normal" style:font-weight-complex="normal" style:text-position="0% 100%" fo:font-weight="normal" style:font-name="Courier New" style:text-underline-style="none" style:text-underline-color="font-color" fo:font-size="10pt" fo:text-shadow="none" style:font-name-complex="Courier New" style:font-size-asian="10pt" fo:color="#ff00ff"/>
    </style:style>
    <style:style style:name="T23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0pt" style:font-size-complex="10pt" style:font-weight-asian="normal" style:font-weight-complex="normal" style:font-style-asian="normal" style:font-name="Courier New" fo:color="#11664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g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100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chname eines Passagiers der mit 'S' beginnt. Sein Vorname lautet 'Cadman'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SELECT lastname FROM `passengers` WHERE firstname='Cadman' and lastname like 'S%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orname eines Passagiers mit der ID zwischen 400 und 560. Nachname besitzt ein doppel R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SELECT firstname FROM `passengers` where id BETWEEN 400 and 560 and lastname like '%rr%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orname eines Passagiers der Ostfriesische Lufttransport fliegt und auf einem D Sitz sitzte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table:style-name="ce3" office:value-type="string" calcext:value-type="string">
            <text:p>SELECT id FROM `airlines` WHERE name='Ostfriesische Lufttransport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office:value-type="string" calcext:value-type="string">
            <text:p>SELECT firstname FROM `passengers` WHERE seatposition='D' and airline='OM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rname eines Passagiers mit dem Nachnamen 'Hill' Sitz 'C'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firstname </text:span><text:span text:style-name="T2">FROM</text:span><text:span text:style-name="T3"> </text:span><text:span text:style-name="T4">`passengers`</text:span><text:span text:style-name="T3"> </text:span><text:span text:style-name="T2">WHERE</text:span><text:span text:style-name="T3"> lastname</text:span><text:span text:style-name="T5">=</text:span><text:span text:style-name="T6">'Hill'</text:span><text:span text:style-name="T3"> </text:span><text:span text:style-name="T7">and</text:span><text:span text:style-name="T3"> seatposition</text:span><text:span text:style-name="T5">=</text:span><text:span text:style-name="T6">'C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orname eines Passagiers mit 3 Buchstaben beginnend mit K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firstname </text:span><text:span text:style-name="T2">FROM</text:span><text:span text:style-name="T3"> </text:span><text:span text:style-name="T4">`passengers`</text:span><text:span text:style-name="T3"> </text:span><text:span text:style-name="T2">WHERE</text:span><text:span text:style-name="T3"> firstname </text:span><text:span text:style-name="T7">LIKE</text:span><text:span text:style-name="T3"> </text:span><text:span text:style-name="T6">'K__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rster 'Whitaker', alphabetisch sortiert. Vorname gesuch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3" office:value-type="string" calcext:value-type="string">
            <text:p>SELECT firstname FROM `passengers` WHERE lastname='Whitaker' ORDER BY `passengers`.`firstname` ASC LIMIT 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rname beginnt mit X, Nachname endet mit y. Vorname gesuch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firstname </text:span><text:span text:style-name="T2">FROM</text:span><text:span text:style-name="T3"> </text:span><text:span text:style-name="T4">`passengers`</text:span><text:span text:style-name="T3"> </text:span><text:span text:style-name="T2">WHERE</text:span><text:span text:style-name="T3"> firstname </text:span><text:span text:style-name="T7">LIKE</text:span><text:span text:style-name="T3"> </text:span><text:span text:style-name="T6">'X%'</text:span><text:span text:style-name="T3"> </text:span><text:span text:style-name="T7">and</text:span><text:span text:style-name="T3"> lastname </text:span><text:span text:style-name="T7">LIKE</text:span><text:span text:style-name="T3"> </text:span><text:span text:style-name="T6">'%y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ame einer kanadischen Airline mit 'B' in der ID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SELECT name FROM `airlines` WHERE country='CA' and id like '%B%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Jamaikanische Airlin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table:style-name="ce3" office:value-type="string" calcext:value-type="string">
            <text:p>SELECT code FROM `countries` where name = 'Jamaica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J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table:style-name="ce3" office:value-type="string" calcext:value-type="string">
            <text:p>SELECT name FROM `airlines` WHERE country='JM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D einer japanischen Airline mit 'Asia' im Namen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id </text:span><text:span text:style-name="T2">FROM</text:span><text:span text:style-name="T3"> </text:span><text:span text:style-name="T4">`airlines`</text:span><text:span text:style-name="T3"> </text:span><text:span text:style-name="T2">where</text:span><text:span text:style-name="T3"> name </text:span><text:span text:style-name="T7">like</text:span><text:span text:style-name="T3"> </text:span><text:span text:style-name="T6">'%asia%'</text:span><text:span text:style-name="T3"> </text:span><text:span text:style-name="T7">and</text:span><text:span text:style-name="T3"> country</text:span><text:span text:style-name="T5">=</text:span><text:span text:style-name="T6">'JP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ussischer Flughafen mit 4 'a' im Namen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name </text:span><text:span text:style-name="T2">FROM</text:span><text:span text:style-name="T3"> </text:span><text:span text:style-name="T4">`airports`</text:span><text:span text:style-name="T3"> </text:span><text:span text:style-name="T2">WHERE</text:span><text:span text:style-name="T3"> country</text:span><text:span text:style-name="T5">=</text:span><text:span text:style-name="T6">'RU'</text:span><text:span text:style-name="T3"> </text:span><text:span text:style-name="T7">and</text:span><text:span text:style-name="T3"> name </text:span><text:span text:style-name="T7">like</text:span><text:span text:style-name="T3"> </text:span><text:span text:style-name="T6">'%a%a%a%a%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rster Österreichischer Flughafen (Nach code sortiert)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3" office:value-type="string" calcext:value-type="string">
            <text:p>SELECT airportcode FROM `airports` WHERE country='AT' ORDER BY `airports`.`airportcode` ASC LIMIT 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lughafen in Salzbur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3" office:value-type="string" calcext:value-type="string">
            <text:p>SELECT name FROM `airports` WHERE city='Salzburg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and mit x und b im Name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1"> name </text:span><text:span text:style-name="T2">FROM</text:span><text:span text:style-name="T3"> </text:span><text:span text:style-name="T4">`countries`</text:span><text:span text:style-name="T3"> </text:span><text:span text:style-name="T2">WHERE</text:span><text:span text:style-name="T3"> name </text:span><text:span text:style-name="T7">like</text:span><text:span text:style-name="T3"> </text:span><text:span text:style-name="T6">'%x%b%'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etztes land mit z im Namen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</text:p>
          </table:table-cell>
          <table:table-cell table:style-name="ce4" office:value-type="string" calcext:value-type="string">
            <text:p>SELECT<text:span text:style-name="T8"> name </text:span><text:span text:style-name="T9">FROM</text:span><text:span text:style-name="T10"> </text:span><text:span text:style-name="T11">`countries`</text:span><text:span text:style-name="T10"> </text:span><text:span text:style-name="T9">WHERE</text:span><text:span text:style-name="T10"> </text:span><text:span text:style-name="T9">code</text:span><text:span text:style-name="T10"> </text:span><text:span text:style-name="T12">like</text:span><text:span text:style-name="T10"> </text:span><text:span text:style-name="T13">'%z%'</text:span><text:span text:style-name="T10"> </text:span><text:span text:style-name="T9">ORDER</text:span><text:span text:style-name="T10"> </text:span><text:span text:style-name="T9">BY</text:span><text:span text:style-name="T10"> </text:span><text:span text:style-name="T11">`countries`</text:span><text:span text:style-name="T10">.</text:span><text:span text:style-name="T11">`name`</text:span><text:span text:style-name="T10"> </text:span><text:span text:style-name="T9">DESC</text:span><text:span text:style-name="T10"> </text:span><text:span text:style-name="T9">limit</text:span><text:span text:style-name="T10"> </text:span><text:span text:style-name="T14">1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In welcher Stadt landete der Flug am 25.7.2010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table:style-name="ce4" office:value-type="string" calcext:value-type="string">
            <text:p>SELECT<text:span text:style-name="T1"> destination_airport </text:span><text:span text:style-name="T2">FROM</text:span><text:span text:style-name="T3"> </text:span><text:span text:style-name="T4">`flights`</text:span><text:span text:style-name="T3"> </text:span><text:span text:style-name="T2">where</text:span><text:span text:style-name="T3"> departure_time </text:span><text:span text:style-name="T2">BETWEEN</text:span><text:span text:style-name="T3"> </text:span><text:span text:style-name="T6">'2010-07-25 00:00:00'</text:span><text:span text:style-name="T3"> </text:span><text:span text:style-name="T7">AND</text:span><text:span text:style-name="T3"> </text:span><text:span text:style-name="T6">'2010-07-26 00:00:00'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I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office:value-type="string" calcext:value-type="string">
            <text:p>SELECT city FROM `flightdata`.`airports` WHERE `airportcode` = 'IAR'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Welche tschechische Airline flog in 2009 oder 2010?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office:value-type="string" calcext:value-type="string">
            <text:p>SELECT id FROM `airlines` WHERE country='CZ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JT, QT, 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table:style-name="ce4" office:value-type="string" calcext:value-type="string">
            <text:p>SELECT<text:span text:style-name="T15"> airline </text:span><text:span text:style-name="T16">FROM</text:span><text:span text:style-name="T17"> </text:span><text:span text:style-name="T18">`flights`</text:span><text:span text:style-name="T17"> </text:span><text:span text:style-name="T16">WHERE</text:span><text:span text:style-name="T17"> departure_time </text:span><text:span text:style-name="T16">BETWEEN</text:span><text:span text:style-name="T17"> </text:span><text:span text:style-name="T19">'2009-01-01 00:00:00'</text:span><text:span text:style-name="T17"> </text:span><text:span text:style-name="T20">AND</text:span><text:span text:style-name="T17"> </text:span><text:span text:style-name="T19">'2011-01-01 00:00:00'</text:span><text:span text:style-name="T17"> </text:span><text:span text:style-name="T20">and</text:span><text:span text:style-name="T17"> </text:span><text:span text:style-name="T21">(</text:span><text:span text:style-name="T17">airline</text:span><text:span text:style-name="T22">=</text:span><text:span text:style-name="T19">'QT'</text:span><text:span text:style-name="T17"> </text:span><text:span text:style-name="T20">or</text:span><text:span text:style-name="T17"> airline</text:span><text:span text:style-name="T22">=</text:span><text:span text:style-name="T19">'OL'</text:span><text:span text:style-name="T17"> </text:span><text:span text:style-name="T20">or</text:span><text:span text:style-name="T17"> airline</text:span><text:span text:style-name="T22">=</text:span><text:span text:style-name="T19">'JT'</text:span><text:span text:style-name="T21">)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etzter Passagier (alphabetisch nach Nachname) der Luxair geflogen ist. Vorname gesucht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table:style-name="ce3" office:value-type="string" calcext:value-type="string">
            <text:p>SELECT id FROM `airlines` where name='Luxair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L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table:style-name="ce3" office:value-type="string" calcext:value-type="string">
            <text:p>SELECT firstname FROM `passengers` where airline='LH' ORDER BY `passengers`.`lastname` DESC limit 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achname eines Passagiers der von Mena nach Reykholar Airport geflogen ist. Vorname ist nur 2 Zeichen lang. (TIPP: verwende Wildcards um die Länge zu deffinieren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QL 1</text:p>
          </table:table-cell>
          <table:table-cell table:style-name="ce4" office:value-type="string" calcext:value-type="string">
            <text:p>SELECT<text:span text:style-name="T1"> airportcode </text:span><text:span text:style-name="T2">FROM</text:span><text:span text:style-name="T3"> </text:span><text:span text:style-name="T4">`airports`</text:span><text:span text:style-name="T3"> </text:span><text:span text:style-name="T2">where</text:span><text:span text:style-name="T3"> name</text:span><text:span text:style-name="T5">=</text:span><text:span text:style-name="T6">'Mena'</text:span><text:span text:style-name="T3"> </text:span><text:span text:style-name="T7">or</text:span><text:span text:style-name="T3"> name</text:span><text:span text:style-name="T5">=</text:span><text:span text:style-name="T6">'Reykholar'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MZ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string" calcext:value-type="string">
            <text:p>R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2</text:p>
          </table:table-cell>
          <table:table-cell table:style-name="ce4" office:value-type="string" calcext:value-type="string">
            <text:p>SELECT<text:span text:style-name="T1"> flightnr </text:span><text:span text:style-name="T2">FROM</text:span><text:span text:style-name="T3"> </text:span><text:span text:style-name="T4">`flights`</text:span><text:span text:style-name="T3"> </text:span><text:span text:style-name="T2">WHERE</text:span><text:span text:style-name="T3"> departure_airport</text:span><text:span text:style-name="T5">=</text:span><text:span text:style-name="T6">'MZX'</text:span><text:span text:style-name="T3"> </text:span><text:span text:style-name="T7">and</text:span><text:span text:style-name="T3"> destination_airport</text:span><text:span text:style-name="T5">=</text:span><text:span text:style-name="T6">'RHA'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. Erg.</text:p>
          </table:table-cell>
          <table:table-cell office:value-type="float" office:value="594" calcext:value-type="float">
            <text:p>5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3</text:p>
          </table:table-cell>
          <table:table-cell table:style-name="ce4" office:value-type="string" calcext:value-type="string">
            <text:p>SELECT<text:span text:style-name="T1"> lastname </text:span><text:span text:style-name="T2">FROM</text:span><text:span text:style-name="T3"> </text:span><text:span text:style-name="T4">`passengers`</text:span><text:span text:style-name="T3"> </text:span><text:span text:style-name="T2">where</text:span><text:span text:style-name="T3"> flightnr</text:span><text:span text:style-name="T5">=</text:span><text:span text:style-name="T23">594</text:span><text:span text:style-name="T3"> </text:span><text:span text:style-name="T7">and</text:span><text:span text:style-name="T3"> firstname </text:span><text:span text:style-name="T7">like</text:span><text:span text:style-name="T3"> </text:span><text:span text:style-name="T6">'__'</text:span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D des Passagiers mit doppel r und doppel t im Nachnamen sowie ein Sitzplatz zwischen 10 und 20.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n welchem Land ist der Flug gelandet, mit der Flugnummer die dem Code für "Not Found" entspricht?</text:p>
          </table:table-cell>
          <table:table-cell table:style-name="ce1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ung" table:style-name="ta2"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SELECT</text:p>
          </table:table-cell>
          <table:table-cell table:formula="of:=[$Fragen.C100]" office:value-type="float" office:value="0" calcext:value-type="float">
            <text:p>0</text:p>
          </table:table-cell>
          <table:table-cell table:formula="of:=[$Fragen.C81]" office:value-type="string" office:string-value="i" calcext:value-type="string">
            <text:p>i</text:p>
          </table:table-cell>
          <table:table-cell table:formula="of:=[$Fragen.D69]" office:value-type="string" office:string-value="r" calcext:value-type="string">
            <text:p>r</text:p>
          </table:table-cell>
          <table:table-cell table:formula="of:=[$Fragen.B3]" office:value-type="string" office:string-value="S" calcext:value-type="string">
            <text:p>S</text:p>
          </table:table-cell>
          <table:table-cell table:formula="of:=[$Fragen.C75]" office:value-type="string" office:string-value="T" calcext:value-type="string">
            <text:p>T</text:p>
          </table:table-cell>
          <table:table-cell table:formula="of:=[$Fragen.F90]" office:value-type="string" office:string-value="n" calcext:value-type="string">
            <text:p>n</text:p>
          </table:table-cell>
          <table:table-cell table:formula="of:=[$Fragen.H69]" office:value-type="string" office:string-value="a" calcext:value-type="string">
            <text:p>a</text:p>
          </table:table-cell>
          <table:table-cell table:formula="of:=[$Fragen.D21]" office:value-type="string" office:string-value="m" calcext:value-type="string">
            <text:p>m</text:p>
          </table:table-cell>
          <table:table-cell table:formula="of:=[$Fragen.E81]" office:value-type="string" office:string-value="e" calcext:value-type="string">
            <text:p>e</text:p>
          </table:table-cell>
          <table:table-cell office:value-type="string" calcext:value-type="string">
            <text:p>FROM</text:p>
          </table:table-cell>
          <table:table-cell table:formula="of:=[$Fragen.B100]" office:value-type="float" office:value="0" calcext:value-type="float">
            <text:p>0</text:p>
          </table:table-cell>
          <table:table-cell table:formula="of:=[$Fragen.C90]" office:value-type="string" office:string-value="a" calcext:value-type="string">
            <text:p>a</text:p>
          </table:table-cell>
          <table:table-cell table:formula="of:=[$Fragen.B3]" office:value-type="string" office:string-value="S" calcext:value-type="string">
            <text:p>S</text:p>
          </table:table-cell>
          <table:table-cell table:formula="of:=[$Fragen.B3]" office:value-type="string" office:string-value="S" calcext:value-type="string">
            <text:p>S</text:p>
          </table:table-cell>
          <table:table-cell table:formula="of:=[$Fragen.G90]" office:value-type="string" office:string-value="e" calcext:value-type="string">
            <text:p>e</text:p>
          </table:table-cell>
          <table:table-cell table:formula="of:=[$Fragen.B81]" office:value-type="string" office:string-value="N" calcext:value-type="string">
            <text:p>N</text:p>
          </table:table-cell>
          <table:table-cell table:formula="of:=[$Fragen.C43]" office:value-type="string" office:string-value="G" calcext:value-type="string">
            <text:p>G</text:p>
          </table:table-cell>
          <table:table-cell table:formula="of:=[$Fragen.C17]" office:value-type="string" office:string-value="e" calcext:value-type="string">
            <text:p>e</text:p>
          </table:table-cell>
          <table:table-cell table:formula="of:=[$Fragen.D69]" office:value-type="string" office:string-value="r" calcext:value-type="string">
            <text:p>r</text:p>
          </table:table-cell>
          <table:table-cell table:formula="of:=[$Fragen.B3]" office:value-type="string" office:string-value="S" calcext:value-type="string">
            <text:p>S</text:p>
          </table:table-cell>
          <table:table-cell office:value-type="string" calcext:value-type="string">
            <text:p>WHERE</text:p>
          </table:table-cell>
          <table:table-cell table:formula="of:=[$Fragen.J59]" office:value-type="string" office:string-value="r" calcext:value-type="string">
            <text:p>r</text:p>
          </table:table-cell>
          <table:table-cell table:formula="of:=[$Fragen.E90]" office:value-type="string" office:string-value="o" calcext:value-type="string">
            <text:p>o</text:p>
          </table:table-cell>
          <table:table-cell table:formula="of:=[$Fragen.H63]" office:value-type="string" office:string-value="w" calcext:value-type="string">
            <text:p>w</text:p>
          </table:table-cell>
          <table:table-cell table:formula="of:=[$Fragen.E7]" office:value-type="string" office:string-value="n" calcext:value-type="string">
            <text:p>n</text:p>
          </table:table-cell>
          <table:table-cell table:formula="of:=[$Fragen.C13]" office:value-type="string" office:string-value="r" calcext:value-type="string">
            <text:p>r</text:p>
          </table:table-cell>
          <table:table-cell office:value-type="string" calcext:value-type="string">
            <text:p>=</text:p>
          </table:table-cell>
          <table:table-cell table:formula="of:=[$Fragen.C94]" office:value-type="float" office:value="0" calcext:value-type="float">
            <text:p>0</text:p>
          </table:table-cell>
          <table:table-cell table:formula="of:=[$Fragen.E94]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table:formula="of:=[$Fragen.F69]" office:value-type="string" office:string-value="s" calcext:value-type="string">
            <text:p>s</text:p>
          </table:table-cell>
          <table:table-cell table:formula="of:=[$Fragen.B43]" office:value-type="string" office:string-value="E" calcext:value-type="string">
            <text:p>E</text:p>
          </table:table-cell>
          <table:table-cell table:formula="of:=[$Fragen.D7]" office:value-type="string" office:string-value="a" calcext:value-type="string">
            <text:p>a</text:p>
          </table:table-cell>
          <table:table-cell table:formula="of:=[$Fragen.J55]" office:value-type="string" office:string-value="t" calcext:value-type="string">
            <text:p>t</text:p>
          </table:table-cell>
          <table:table-cell table:formula="of:=[$Fragen.B100]" office:value-type="float" office:value="0" calcext:value-type="float">
            <text:p>0</text:p>
          </table:table-cell>
          <table:table-cell table:formula="of:=[$Fragen.E90]" office:value-type="string" office:string-value="o" calcext:value-type="string">
            <text:p>o</text:p>
          </table:table-cell>
          <table:table-cell table:formula="of:=[$Fragen.F69]" office:value-type="string" office:string-value="s" calcext:value-type="string">
            <text:p>s</text:p>
          </table:table-cell>
          <table:table-cell table:formula="of:=[$Fragen.G33]" office:value-type="string" office:string-value="i" calcext:value-type="string">
            <text:p>i</text:p>
          </table:table-cell>
          <table:table-cell table:formula="of:=[$Fragen.C75]" office:value-type="string" office:string-value="T" calcext:value-type="string">
            <text:p>T</text:p>
          </table:table-cell>
          <table:table-cell table:formula="of:=[$Fragen.J39]" office:value-type="string" office:string-value="i" calcext:value-type="string">
            <text:p>i</text:p>
          </table:table-cell>
          <table:table-cell table:formula="of:=[$Fragen.H59]" office:value-type="string" office:string-value="o" calcext:value-type="string">
            <text:p>o</text:p>
          </table:table-cell>
          <table:table-cell table:formula="of:=[$Fragen.D29]" office:value-type="string" office:string-value="n" calcext:value-type="string">
            <text:p>n</text:p>
          </table:table-cell>
          <table:table-cell office:value-type="string" calcext:value-type="string">
            <text:p>=</text:p>
          </table:table-cell>
          <table:table-cell table:formula="of:=[$Fragen.E81]" office:value-type="string" office:string-value="e" calcext:value-type="string">
            <text:p>e</text:p>
          </table:table-cell>
          <table:table-cell office:value-type="string" calcext:value-type="string">
            <text:p>and</text:p>
          </table:table-cell>
          <table:table-cell table:formula="of:=[$Fragen.F25]" office:value-type="string" office:string-value="l" calcext:value-type="string">
            <text:p>l</text:p>
          </table:table-cell>
          <table:table-cell table:formula="of:=[$Fragen.L47]" office:value-type="string" office:string-value="a" calcext:value-type="string">
            <text:p>a</text:p>
          </table:table-cell>
          <table:table-cell table:formula="of:=[$Fragen.B3]" office:value-type="string" office:string-value="S" calcext:value-type="string">
            <text:p>S</text:p>
          </table:table-cell>
          <table:table-cell table:formula="of:=[$Fragen.C75]" office:value-type="string" office:string-value="T" calcext:value-type="string">
            <text:p>T</text:p>
          </table:table-cell>
          <table:table-cell table:formula="of:=[$Fragen.C51]" office:value-type="string" office:string-value="N" calcext:value-type="string">
            <text:p>N</text:p>
          </table:table-cell>
          <table:table-cell table:formula="of:=[$Fragen.H55]" office:value-type="string" office:string-value="a" calcext:value-type="string">
            <text:p>a</text:p>
          </table:table-cell>
          <table:table-cell table:formula="of:=[$Fragen.D63]" office:value-type="string" office:string-value="m" calcext:value-type="string">
            <text:p>m</text:p>
          </table:table-cell>
          <table:table-cell table:formula="of:=[$Fragen.G90]" office:value-type="string" office:string-value="e" calcext:value-type="string">
            <text:p>e</text:p>
          </table:table-cell>
          <table:table-cell office:value-type="string" calcext:value-type="string">
            <text:p>like</text:p>
          </table:table-cell>
          <table:table-cell table:formula="of:=[$Fragen.D69]" office:value-type="string" office:string-value="r" calcext:value-type="string">
            <text:p>r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QL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office:value-type="string" calcext:value-type="string">
            <text:p>Lösungswort: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2:47:35.04632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agen" style:display-name="PageStyle_Fra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sung" style:display-name="PageStyle_Losu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k</meta:initial-creator>
    <meta:creation-date>2020-09-26T09:23:24</meta:creation-date>
    <dc:date>2022-09-22T12:48:12.496579203</dc:date>
    <meta:editing-duration>PT39M54S</meta:editing-duration>
    <meta:generator>LibreOffice/6.4.7.2$Linux_X86_64 LibreOffice_project/40$Build-2</meta:generator>
    <meta:editing-cycles>2</meta:editing-cycles>
    <meta:document-statistic meta:table-count="2" meta:cell-count="2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